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ecafd" officeooo:paragraph-rsid="001deb4c"/>
    </style:style>
    <style:style style:name="P2" style:family="paragraph" style:parent-style-name="Text_20_body">
      <style:text-properties style:text-underline-style="none" officeooo:rsid="001ecafd" officeooo:paragraph-rsid="001ecafd"/>
    </style:style>
    <style:style style:name="P3" style:family="paragraph" style:parent-style-name="Text_20_body">
      <style:text-properties style:text-underline-style="none" officeooo:rsid="00202497" officeooo:paragraph-rsid="00202497"/>
    </style:style>
    <style:style style:name="P4" style:family="paragraph" style:parent-style-name="Text_20_body">
      <style:text-properties style:text-underline-style="none" officeooo:rsid="00216cd0" officeooo:paragraph-rsid="00216cd0"/>
    </style:style>
    <style:style style:name="P5" style:family="paragraph" style:parent-style-name="Title">
      <style:text-properties officeooo:rsid="001deb4c" officeooo:paragraph-rsid="001deb4c"/>
    </style:style>
    <style:style style:name="P6" style:family="paragraph" style:parent-style-name="Subtitle">
      <style:text-properties officeooo:rsid="001deb4c" officeooo:paragraph-rsid="001deb4c"/>
    </style:style>
    <style:style style:name="T1" style:family="text">
      <style:text-properties officeooo:rsid="001de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ful ThinkPad x220 Tablet Stuff</text:p>
      <text:p text:style-name="P6">By White Fossa aka Artyom Vetrov</text:p>
      <text:p text:style-name="Subtitle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2">In this repository I collect various useful stuff for using with ThinkPad x220 Tablet under linux.</text:p>
      <text:p text:style-name="P3">I use Debian 9.8 (Stable) linux on Lenovo ThinkPad x220 Tablet with touch-sensitive display.</text:p>
      <text:p text:style-name="P4">Everything in this repository is distributed under GPLv3 (or later) licen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0:08:26.807239794</meta:creation-date>
    <dc:date>2019-04-14T20:15:35.636362466</dc:date>
    <meta:editing-duration>PT7M6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53" meta:character-count="387" meta:non-whitespace-character-count="340"/>
  </office:meta>
</office:document-meta>
</file>